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mu</text:p>
          </table:table-cell>
          <table:table-cell table:style-name="Default" office:value-type="float" office:value="0.4" calcext:value-type="float">
            <text:p>0.4</text:p>
          </table:table-cell>
          <table:table-cell table:style-name="ce2" office:value-type="string" calcext:value-type="string" table:number-columns-spanned="3" table:number-rows-spanned="1">
            <text:p>Without distribution weighting</text:p>
          </table:table-cell>
          <table:covered-table-cell table:number-columns-repeated="2" table:style-name="Default"/>
          <table:table-cell table:style-name="ce2" office:value-type="string" calcext:value-type="string" table:number-columns-spanned="2" table:number-rows-spanned="1">
            <text:p>With distribution weighting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 calcext:value-type="string">
            <text:p>number (norm)</text:p>
          </table:table-cell>
          <table:table-cell table:style-name="Default" office:value-type="string" calcext:value-type="string">
            <text:p>v (arith avg)</text:p>
          </table:table-cell>
          <table:table-cell table:style-name="Default" office:value-type="string" calcext:value-type="string">
            <text:p>v (geo avg)</text:p>
          </table:table-cell>
          <table:table-cell table:style-name="Default" office:value-type="string" calcext:value-type="string">
            <text:p>v (energy avg)</text:p>
          </table:table-cell>
          <table:table-cell table:style-name="Default" office:value-type="string" calcext:value-type="string">
            <text:p>v (momentum)</text:p>
          </table:table-cell>
          <table:table-cell table:style-name="Default" office:value-type="string" calcext:value-type="string">
            <text:p>v (energy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3]^(-3*[.$B$1])-[.A4]^(-3*[.$B$1]))/(3*[.$B$1])" office:value-type="float" office:value="0.00242984538839564" calcext:value-type="float">
            <text:p>2.43E-03</text:p>
          </table:table-cell>
          <table:table-cell table:formula="of:=([.A4]+[.A3])/2" office:value-type="float" office:value="200" calcext:value-type="float">
            <text:p>200</text:p>
          </table:table-cell>
          <table:table-cell table:formula="of:=SQRT([.A4]*[.A3])" office:value-type="float" office:value="173.205080756888" calcext:value-type="float">
            <text:p>173</text:p>
          </table:table-cell>
          <table:table-cell table:formula="of:=SQRT(([.A3]^2+[.A4]^2)/2)" office:value-type="float" office:value="223.606797749979" calcext:value-type="float">
            <text:p>224</text:p>
          </table:table-cell>
          <table:table-cell table:formula="of:=([.A3]^(-3*[.$B$1]+1)-[.A4]^(-3*[.$B$1]+1))/(3*[.$B$1]-1)/[.B3]" office:value-type="float" office:value="161.59464114564" calcext:value-type="float">
            <text:p>162</text:p>
          </table:table-cell>
          <table:table-cell table:formula="of:=SQRT(([.A4]^(-3*[.$B$1]+2)-[.A3]^(-3*[.$B$1]+2))/(2-3*[.$B$1])/[.B3])" office:value-type="float" office:value="169.825015487813" calcext:value-type="float">
            <text:p>1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4]^(-3*[.$B$1])-[.A5]^(-3*[.$B$1]))/(3*[.$B$1])" office:value-type="float" office:value="0.00067839049692437" calcext:value-type="float">
            <text:p>6.78E-04</text:p>
          </table:table-cell>
          <table:table-cell table:formula="of:=([.A5]+[.A4])/2" office:value-type="float" office:value="650" calcext:value-type="float">
            <text:p>650</text:p>
          </table:table-cell>
          <table:table-cell table:formula="of:=SQRT([.A5]*[.A4])" office:value-type="float" office:value="547.722557505166" calcext:value-type="float">
            <text:p>548</text:p>
          </table:table-cell>
          <table:table-cell table:formula="of:=SQRT(([.A4]^2+[.A5]^2)/2)" office:value-type="float" office:value="738.24115301167" calcext:value-type="float">
            <text:p>738</text:p>
          </table:table-cell>
          <table:table-cell table:formula="of:=([.A4]^(-3*[.$B$1]+1)-[.A5]^(-3*[.$B$1]+1))/(3*[.$B$1]-1)/[.B4]" office:value-type="float" office:value="504.049872434512" calcext:value-type="float">
            <text:p>504</text:p>
          </table:table-cell>
          <table:table-cell table:formula="of:=SQRT(([.A5]^(-3*[.$B$1]+2)-[.A4]^(-3*[.$B$1]+2))/(2-3*[.$B$1])/[.B4])" office:value-type="float" office:value="534.961485958367" calcext:value-type="float">
            <text:p>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5]^(-3*[.$B$1])-[.A6]^(-3*[.$B$1]))/(3*[.$B$1])" office:value-type="float" office:value="0.000136114736246849" calcext:value-type="float">
            <text:p>1.36E-04</text:p>
          </table:table-cell>
          <table:table-cell table:formula="of:=([.A6]+[.A5])/2" office:value-type="float" office:value="1700" calcext:value-type="float">
            <text:p>1,700</text:p>
          </table:table-cell>
          <table:table-cell table:formula="of:=SQRT([.A6]*[.A5])" office:value-type="float" office:value="1549.19333848297" calcext:value-type="float">
            <text:p>1,549</text:p>
          </table:table-cell>
          <table:table-cell table:formula="of:=SQRT(([.A5]^2+[.A6]^2)/2)" office:value-type="float" office:value="1838.47763108502" calcext:value-type="float">
            <text:p>1,838</text:p>
          </table:table-cell>
          <table:table-cell table:formula="of:=([.A5]^(-3*[.$B$1]+1)-[.A6]^(-3*[.$B$1]+1))/(3*[.$B$1]-1)/[.B5]" office:value-type="float" office:value="1482.07097526948" calcext:value-type="float">
            <text:p>1,482</text:p>
          </table:table-cell>
          <table:table-cell table:formula="of:=SQRT(([.A6]^(-3*[.$B$1]+2)-[.A5]^(-3*[.$B$1]+2))/(2-3*[.$B$1])/[.B5])" office:value-type="float" office:value="1529.78419099589" calcext:value-type="float">
            <text:p>1,53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1:07:51.870000000</meta:creation-date>
    <dc:date>2020-10-01T11:24:25.990000000</dc:date>
    <meta:editing-duration>PT5M24S</meta:editing-duration>
    <meta:editing-cycles>1</meta:editing-cycles>
    <meta:document-statistic meta:table-count="1" meta:cell-count="32" meta:object-count="0"/>
    <meta:generator>LibreOffice/6.4.3.2$Windows_X86_64 LibreOffice_project/747b5d0ebf89f41c860ec2a39efd7cb15b54f2d8</meta:generator>
  </office:meta>
</office:document-meta>
</file>